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5229in" fo:margin-left="0in" fo:margin-right="0.5951in" table:align="margins"/>
    </style:style>
    <style:style style:name="Tableau1.A" style:family="table-column">
      <style:table-column-properties style:column-width="9.5229in" style:rel-column-width="65535*"/>
    </style:style>
    <style:style style:name="Tableau1.A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Courier New" fo:font-size="7pt" style:font-size-asian="7pt" style:font-size-complex="7pt"/>
    </style:style>
    <style:style style:name="T1" style:family="text">
      <style:text-properties fo:background-color="#000000"/>
    </style:style>
    <style:style style:name="T2" style:family="text">
      <style:text-properties fo:color="#ffffff"/>
    </style:style>
    <style:style style:name="T3" style:family="text">
      <style:text-properties fo:color="#ffffff" fo:background-color="#9900ff"/>
    </style:style>
    <style:style style:name="T4" style:family="text">
      <style:text-properties fo:background-color="#808080"/>
    </style:style>
    <style:style style:name="T5" style:family="text">
      <style:text-properties fo:background-color="#ff33ff"/>
    </style:style>
    <style:style style:name="T6" style:family="text">
      <style:text-properties fo:background-color="#9900ff"/>
    </style:style>
    <style:style style:name="T7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8F29 9229 8329 9D29 9F29 9229 <text:span text:style-name="T4">DF21</text:span> <text:span text:style-name="T4">DF2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9A29 9B29 9C29 9E29 A029 A129 <text:span text:style-name="T4">DF21</text:span> <text:span text:style-name="T4">DF2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5">8626</text:span> <text:span text:style-name="T2">DF01</text:span> <text:span text:style-name="T2">DF01</text:span> <text:span text:style-name="T5">8626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6">0E27</text:span> <text:span text:style-name="T3">0F27</text:span> <text:span text:style-name="T2">DF01</text:span> <text:span text:style-name="T2">DF01</text:span> <text:span text:style-name="T2">DF01</text:span> 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6">1E27</text:span> <text:span text:style-name="T6">1F27</text:span> <text:span text:style-name="T2">DF01</text:span> <text:span text:style-name="T2">DF01</text:span> <text:span text:style-name="T2">DF01</text:span> <text:span text:style-name="T6">10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text:span text:style-name="T1">0267</text:span> <text:span text:style-name="T2">DF01</text:span> <text:span text:style-name="T6">2027</text:span> <text:span text:style-name="T6">2127</text:span> <text:span text:style-name="T2">DF01</text:span> <text:span text:style-name="T2">DF01</text:span> <text:span text:style-name="T2">DF01</text:span> <text:span text:style-name="T6">4D26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4">DF21</text:span> <text:span text:style-name="T7">8F25 8725</text:span> <text:span text:style-name="T4">DF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6">3027</text:span> <text:span text:style-name="T6">3127</text:span> <text:span text:style-name="T2">DF01</text:span> <text:span text:style-name="T2">DF01</text:span> <text:span text:style-name="T2">DF01</text:span> <text:span text:style-name="T6">5D26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4">DF21</text:span> <text:span text:style-name="T7">CB25 EA25</text:span> <text:span text:style-name="T4">DF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</text:p>
          </table:table-cell>
        </table:table-row>
      </table:table>
      <text:p text:style-name="Standard"/>
      <text:p text:style-name="Standard">Choix des unités</text:p>
      <text:p text:style-name="Standard"><text:tab/>|&gt;<text:tab/>|&gt;</text:p>
      <text:p text:style-name="Standard"/>
      <text:p text:style-name="Standard">Cond</text:p>
      <text:p text:style-name="Standard"/>
      <text:p text:style-name="Standard">Lv<text:tab/>E</text:p>
      <text:p text:style-name="Standard">HP<text:tab/>/</text:p>
      <text:p text:style-name="Standard"/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12-26T03:13:42.04</dc:date>
    <dc:creator>Miacis Miacidae</dc:creator>
    <meta:editing-duration>PT6H54M51S</meta:editing-duration>
    <meta:editing-cycles>22</meta:editing-cycles>
    <meta:generator>OpenOffice/4.1.7$Win32 OpenOffice.org_project/417m1$Build-9800</meta:generator>
    <meta:document-statistic meta:table-count="1" meta:image-count="0" meta:object-count="0" meta:page-count="1" meta:paragraph-count="9" meta:word-count="249" meta:character-count="1248"/>
  </office:meta>
</office:document-meta>
</file>